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9">
      <style:table-cell-properties fo:border="0.74pt solid #000000"/>
    </style:style>
    <style:style style:name="ce5" style:family="table-cell" style:parent-style-name="Default" style:data-style-name="N61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use-window-font-color="true"/>
    </style:style>
    <style:style style:name="ce8" style:family="table-cell" style:parent-style-name="Default" style:data-style-name="N61"/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ad method</text:p>
          </table:table-cell>
          <table:covered-table-cell/>
          <table:table-cell table:number-columns-repeated="2"/>
          <table:table-cell table:style-name="ce9" office:value-type="string" calcext:value-type="string" table:number-columns-spanned="3" table:number-rows-spanned="1">
            <text:p>Using Taylor up to o(7)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4" table:formula="of:=[.B3]*[.B4]/([.B4]-[.B3])" office:value-type="float" office:value="0.000055001925842243" calcext:value-type="float">
            <text:p>55,00193E-06</text:p>
          </table:table-cell>
          <table:table-cell table:number-columns-repeated="2"/>
          <table:table-cell table:style-name="ce2" office:value-type="string" calcext:value-type="string">
            <text:p>k</text:p>
          </table:table-cell>
          <table:table-cell table:style-name="ce6" table:formula="of:=1/([.F8]-[.F9]+[.F10]-[.F11])" office:value-type="float" office:value="0.0993643361608343" calcext:value-type="float">
            <text:p>0,0993643362</text:p>
          </table:table-cell>
          <table:table-cell/>
        </table:table-row>
        <table:table-row table:style-name="ro1">
          <table:table-cell table:style-name="ce2" office:value-type="string" calcext:value-type="string">
            <text:p>thmin</text:p>
          </table:table-cell>
          <table:table-cell table:style-name="ce5" office:value-type="float" office:value="0.000055" calcext:value-type="float">
            <text:p>5,50E-05</text:p>
          </table:table-cell>
          <table:table-cell table:number-columns-repeated="2"/>
          <table:table-cell table:style-name="ce2" office:value-type="string" calcext:value-type="string">
            <text:p>thmin</text:p>
          </table:table-cell>
          <table:table-cell table:style-name="ce5" office:value-type="float" office:value="0.000055" calcext:value-type="float">
            <text:p>5,50E-05</text:p>
          </table:table-cell>
          <table:table-cell/>
        </table:table-row>
        <table:table-row table:style-name="ro1">
          <table:table-cell table:style-name="ce2" office:value-type="string" calcext:value-type="string">
            <text:p>thmax</text:p>
          </table:table-cell>
          <table:table-cell table:style-name="ce6" table:formula="of:=PI()/2" office:value-type="float" office:value="1.5707963267949" calcext:value-type="float">
            <text:p>1,5707963268</text:p>
          </table:table-cell>
          <table:table-cell table:number-columns-repeated="2"/>
          <table:table-cell table:style-name="ce2" office:value-type="string" calcext:value-type="string">
            <text:p>thmax</text:p>
          </table:table-cell>
          <table:table-cell table:style-name="ce6" table:formula="of:=PI()/2" office:value-type="float" office:value="1.5707963267949" calcext:value-type="float">
            <text:p>1,570796326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own part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g</text:p>
          </table:table-cell>
          <table:table-cell table:formula="of:=LN([.B4]/[.B3])" office:value-type="float" office:value="10.2597600780213" calcext:value-type="float">
            <text:p>10,2597600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(3)</text:p>
          </table:table-cell>
          <table:table-cell table:formula="of:=([.B4]*[.B4]-[.B3]*[.B3])/12" office:value-type="float" office:value="0.205616758103946" calcext:value-type="float">
            <text:p>0,205616758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(5)</text:p>
          </table:table-cell>
          <table:table-cell table:formula="of:=([.B4]^3-[.B3]^3)/360" office:value-type="float" office:value="0.0107660682917704" calcext:value-type="float">
            <text:p>0,010766068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(7)</text:p>
          </table:table-cell>
          <table:table-cell table:formula="of:=([.B4]^7-[.B3]^7)/25200" office:value-type="float" office:value="0.000936350827063752" calcext:value-type="float">
            <text:p>0,0009363508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Upconversio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: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:</text:p>
          </table:table-cell>
          <table:table-cell table:style-name="ce8" office:value-type="float" office:value="0.00002" calcext:value-type="float">
            <text:p>2,00E-0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upconverted freq:</text:p>
          </table:table-cell>
          <table:table-cell table:formula="of:=2*PI()*[.B17]/0.000001*2*[.B16]" office:value-type="float" office:value="2513.27412287183" calcext:value-type="float">
            <text:p>2513,2741228718</text:p>
          </table:table-cell>
          <table:table-cell table:number-columns-repeated="5"/>
        </table:table-row>
        <calcext:conditional-formats>
          <calcext:conditional-format calcext:target-range-address="Foglio1.E1:Foglio1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7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08">
      <number:scientific-number number:decimal-places="4" loext:min-decimal-places="4" number:min-integer-digits="3" number:min-exponent-digits="2" loext:exponent-interval="3" loext:forced-exponent-sign="true"/>
    </number:number-style>
    <number:number-style style:name="N109">
      <number:scientific-number number:decimal-places="5" loext:min-decimal-places="5" number:min-integer-digits="2" number:min-exponent-digits="2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6:35:25.50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7:13:46.053000000</meta:creation-date>
    <dc:date>2016-07-07T16:49:47.338000000</dc:date>
    <meta:editing-duration>PT13M1S</meta:editing-duration>
    <meta:editing-cycles>3</meta:editing-cycles>
    <meta:generator>LibreOffice/5.1.1.3$Windows_x86 LibreOffice_project/89f508ef3ecebd2cfb8e1def0f0ba9a803b88a6d</meta:generator>
    <meta:document-statistic meta:table-count="1" meta:cell-count="30" meta:object-count="0"/>
  </office:meta>
</office:document-meta>
</file>